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b6334" officeooo:paragraph-rsid="000b633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c1907" officeooo:paragraph-rsid="000c1907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officeooo:rsid="000c1907" officeooo:paragraph-rsid="000c1907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2pt" officeooo:rsid="000c1907" officeooo:paragraph-rsid="000c1907" style:font-size-asian="16pt" style:font-size-complex="16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fo:font-weight="normal" officeooo:rsid="000de140" officeooo:paragraph-rsid="000de140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de140" officeooo:paragraph-rsid="000de140" style:font-size-asian="16pt" style:font-weight-asian="normal" style:font-size-complex="16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2pt" fo:font-weight="normal" officeooo:rsid="000ea733" officeooo:paragraph-rsid="000ea733" style:font-size-asian="16pt" style:font-weight-asian="normal" style:font-size-complex="16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2pt" fo:font-style="italic" fo:font-weight="normal" officeooo:rsid="000ea733" officeooo:paragraph-rsid="000ea733" style:font-size-asian="16pt" style:font-style-asian="italic" style:font-weight-asian="normal" style:font-size-complex="16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fo:font-weight="normal" officeooo:rsid="000ea733" officeooo:paragraph-rsid="000ea733" style:font-size-asian="16pt" style:font-style-asian="italic" style:font-weight-asian="normal" style:font-size-complex="16pt" style:font-style-complex="italic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fo:font-size="12pt" fo:font-style="italic" fo:font-weight="normal" officeooo:rsid="00105dea" officeooo:paragraph-rsid="00105dea" style:font-size-asian="16pt" style:font-style-asian="italic" style:font-weight-asian="normal" style:font-size-complex="16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italic" fo:font-weight="normal" officeooo:rsid="00105dea" officeooo:paragraph-rsid="00105dea" style:font-size-asian="16pt" style:font-style-asian="italic" style:font-weight-asian="normal" style:font-size-complex="16pt" style:font-style-complex="italic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fo:font-size="12pt" fo:font-style="italic" fo:font-weight="normal" officeooo:rsid="00105dea" officeooo:paragraph-rsid="00105dea" style:font-size-asian="16pt" style:font-style-asian="italic" style:font-weight-asian="normal" style:font-size-complex="16pt" style:font-style-complex="italic" style:font-weight-complex="normal"/>
    </style:style>
    <style:style style:name="P13" style:family="paragraph" style:parent-style-name="Standard" style:list-style-name="L6">
      <style:paragraph-properties fo:text-align="start" style:justify-single-word="false"/>
      <style:text-properties fo:font-size="12pt" fo:font-style="italic" fo:font-weight="normal" officeooo:rsid="001060a1" officeooo:paragraph-rsid="001060a1" style:font-size-asian="16pt" style:font-style-asian="italic" style:font-weight-asian="normal" style:font-size-complex="16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italic" fo:font-weight="normal" officeooo:rsid="001060a1" officeooo:paragraph-rsid="001060a1" style:font-size-asian="16pt" style:font-style-asian="italic" style:font-weight-asian="normal" style:font-size-complex="16pt" style:font-style-complex="italic" style:font-weight-complex="normal"/>
    </style:style>
    <style:style style:name="P15" style:family="paragraph" style:parent-style-name="Standard" style:list-style-name="L7">
      <style:paragraph-properties fo:text-align="start" style:justify-single-word="false"/>
      <style:text-properties fo:font-size="12pt" fo:font-style="italic" fo:font-weight="normal" officeooo:rsid="001060a1" officeooo:paragraph-rsid="001060a1" style:font-size-asian="16pt" style:font-style-asian="italic" style:font-weight-asian="normal" style:font-size-complex="16pt" style:font-style-complex="italic" style:font-weight-complex="normal"/>
    </style:style>
    <style:style style:name="P16" style:family="paragraph" style:parent-style-name="Standard" style:list-style-name="L8">
      <style:paragraph-properties fo:text-align="start" style:justify-single-word="false"/>
      <style:text-properties fo:font-size="12pt" fo:font-style="italic" fo:font-weight="normal" officeooo:rsid="0012044f" officeooo:paragraph-rsid="0012044f" style:font-size-asian="16pt" style:font-style-asian="italic" style:font-weight-asian="normal" style:font-size-complex="16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italic" fo:font-weight="normal" officeooo:rsid="0012044f" officeooo:paragraph-rsid="0012044f" style:font-size-asian="16pt" style:font-style-asian="italic" style:font-weight-asian="normal" style:font-size-complex="16pt" style:font-style-complex="italic" style:font-weight-complex="normal"/>
    </style:style>
    <style:style style:name="P18" style:family="paragraph" style:parent-style-name="Standard" style:list-style-name="L9">
      <style:paragraph-properties fo:text-align="start" style:justify-single-word="false"/>
      <style:text-properties fo:font-size="12pt" fo:font-style="italic" fo:font-weight="normal" officeooo:rsid="00127436" officeooo:paragraph-rsid="00127436" style:font-size-asian="16pt" style:font-style-asian="italic" style:font-weight-asian="normal" style:font-size-complex="16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normal" officeooo:rsid="00130a72" officeooo:paragraph-rsid="00130a72" style:font-size-asian="16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14a448" officeooo:paragraph-rsid="0014a448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 style:list-style-name="L10">
      <style:paragraph-properties fo:text-align="start" style:justify-single-word="false"/>
      <style:text-properties officeooo:paragraph-rsid="0014a448"/>
    </style:style>
    <style:style style:name="P22" style:family="paragraph" style:parent-style-name="Standard">
      <style:paragraph-properties fo:text-align="start" style:justify-single-word="false"/>
      <style:text-properties officeooo:paragraph-rsid="0014a448"/>
    </style:style>
    <style:style style:name="P23" style:family="paragraph" style:parent-style-name="Standard">
      <style:paragraph-properties fo:text-align="start" style:justify-single-word="false"/>
      <style:text-properties officeooo:rsid="0014a448" officeooo:paragraph-rsid="0014a448"/>
    </style:style>
    <style:style style:name="P24" style:family="paragraph" style:parent-style-name="Standard" style:list-style-name="L11">
      <style:paragraph-properties fo:text-align="start" style:justify-single-word="false"/>
      <style:text-properties fo:font-weight="normal" officeooo:rsid="0014a448" officeooo:paragraph-rsid="0014a448" style:font-weight-asian="normal" style:font-weight-complex="normal"/>
    </style:style>
    <style:style style:name="P25" style:family="paragraph" style:parent-style-name="Standard" style:list-style-name="L11">
      <style:paragraph-properties fo:text-align="start" style:justify-single-word="false"/>
      <style:text-properties fo:font-style="italic" fo:font-weight="normal" officeooo:rsid="0014a448" officeooo:paragraph-rsid="0014a448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italic" fo:font-weight="normal" officeooo:rsid="0014a448" officeooo:paragraph-rsid="0014a448" style:font-style-asian="italic" style:font-weight-asian="normal" style:font-style-complex="italic" style:font-weight-complex="normal"/>
    </style:style>
    <style:style style:name="P27" style:family="paragraph" style:parent-style-name="Standard" style:list-style-name="L12">
      <style:paragraph-properties fo:text-align="start" style:justify-single-word="false"/>
      <style:text-properties fo:font-style="italic" fo:font-weight="normal" officeooo:rsid="0014a448" officeooo:paragraph-rsid="0014a448" style:font-style-asian="italic" style:font-weight-asian="normal" style:font-style-complex="italic" style:font-weight-complex="normal"/>
    </style:style>
    <style:style style:name="P28" style:family="paragraph" style:parent-style-name="Standard" style:list-style-name="L13">
      <style:paragraph-properties fo:text-align="start" style:justify-single-word="false"/>
      <style:text-properties fo:font-style="italic" fo:font-weight="normal" officeooo:rsid="0014a448" officeooo:paragraph-rsid="0014a448" style:font-style-asian="italic" style:font-weight-asian="normal" style:font-style-complex="italic" style:font-weight-complex="normal"/>
    </style:style>
    <style:style style:name="P29" style:family="paragraph" style:parent-style-name="Standard" style:list-style-name="L14">
      <style:paragraph-properties fo:text-align="start" style:justify-single-word="false"/>
      <style:text-properties fo:font-style="normal" fo:font-weight="normal" officeooo:rsid="0018066d" officeooo:paragraph-rsid="0018066d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tyle="normal" fo:font-weight="normal" officeooo:rsid="0018066d" officeooo:paragraph-rsid="0018066d" style:font-style-asian="normal" style:font-weight-asian="normal" style:font-style-complex="normal" style:font-weight-complex="normal"/>
    </style:style>
    <style:style style:name="P31" style:family="paragraph" style:parent-style-name="Standard" style:list-style-name="L16">
      <style:paragraph-properties fo:text-align="start" style:justify-single-word="false"/>
      <style:text-properties fo:font-style="normal" fo:font-weight="normal" officeooo:rsid="0018066d" officeooo:paragraph-rsid="0018066d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tyle="normal" fo:font-weight="normal" officeooo:rsid="0018066d" officeooo:paragraph-rsid="0019b5ed" style:font-style-asian="normal" style:font-weight-asian="normal" style:font-style-complex="normal" style:font-weight-complex="normal"/>
    </style:style>
    <style:style style:name="P33" style:family="paragraph" style:parent-style-name="Standard" style:list-style-name="L17">
      <style:paragraph-properties fo:text-align="start" style:justify-single-word="false"/>
      <style:text-properties fo:font-style="normal" fo:font-weight="normal" officeooo:rsid="0019b5ed" officeooo:paragraph-rsid="0019b5ed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2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size="12pt" fo:font-style="normal" fo:font-weight="normal" officeooo:rsid="0014a448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size="12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size="12pt" fo:font-style="normal" style:font-size-asian="16pt" style:font-style-asian="normal" style:font-size-complex="16pt" style:font-style-complex="normal"/>
    </style:style>
    <style:style style:name="T9" style:family="text">
      <style:text-properties fo:font-size="12pt" fo:font-style="italic" style:font-size-asian="16pt" style:font-style-asian="italic" style:font-size-complex="16pt" style:font-style-complex="italic"/>
    </style:style>
    <style:style style:name="T10" style:family="text">
      <style:text-properties fo:font-size="12pt" style:font-size-asian="16pt" style:font-size-complex="16pt"/>
    </style:style>
    <style:style style:name="T11" style:family="text">
      <style:text-properties fo:font-size="12pt" fo:font-weight="bold" style:font-size-asian="16pt" style:font-weight-asian="bold" style:font-size-complex="16pt" style:font-weight-complex="bold"/>
    </style:style>
    <style:style style:name="T12" style:family="text">
      <style:text-properties fo:font-size="12pt" fo:font-weight="bold" officeooo:rsid="0019b5ed" style:font-size-asian="16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uby Basic Data Types</text:p>
      <text:p text:style-name="P1"/>
      <text:p text:style-name="P2">Basic Data Types</text:p>
      <text:list xml:id="list2268101291" text:style-name="L1">
        <text:list-item>
          <text:p text:style-name="P3">There are four Ruby's basic data types: numbers(integers and floats), strings, symbols, and Booleans (true, false, and nil)</text:p>
        </text:list-item>
      </text:list>
      <text:p text:style-name="P4"/>
      <text:p text:style-name="P4"><text:tab/><text:span text:style-name="T1">Numbers</text:span></text:p>
      <text:list xml:id="list2445860675" text:style-name="L2">
        <text:list-item>
          <text:p text:style-name="P5">Ruby has the typical math operators: addition (+), subtraction (-), multiplication (*), division (/), exponent (**), and modulus (%)</text:p>
        </text:list-item>
        <text:list-item>
          <text:p text:style-name="P5">There are two main types of numbers: integers (1, 2, 3) and floats (1.25, 10.5 10.0, 0.25)</text:p>
        </text:list-item>
        <text:list-item>
          <text:p text:style-name="P5">When doing arithmetic with two integers in Ruby, the result will always be an integer.</text:p>
          <text:list>
            <text:list-item>
              <text:p text:style-name="P5">17 / 5 =&gt; 3, not 3.4</text:p>
            </text:list-item>
          </text:list>
        </text:list-item>
        <text:list-item>
          <text:p text:style-name="P5">To obtain an accurate answer, replace one of the integers in the expression with a float.</text:p>
          <text:list>
            <text:list-item>
              <text:p text:style-name="P5">17 / 5 =&gt; 3.4, not 3</text:p>
            </text:list-item>
          </text:list>
        </text:list-item>
      </text:list>
      <text:p text:style-name="P6"><text:tab/></text:p>
      <text:p text:style-name="P6"><text:tab/><text:tab/><text:span text:style-name="T1">Converting Number Types</text:span></text:p>
      <text:list xml:id="list2262534301" text:style-name="L3">
        <text:list-item>
          <text:p text:style-name="P7">In Ruby, converting between integer and float can be done by using:</text:p>
          <text:list>
            <text:list-item>
              <text:p text:style-name="P8">to_f (to float)<text:span text:style-name="T2"> or </text:span>to_i (to integer)</text:p>
            </text:list-item>
          </text:list>
        </text:list-item>
        <text:list-item>
          <text:p text:style-name="P8"><text:span text:style-name="T2">When Ruby converts a float to an integer, the decimals are cut off.</text:span></text:p>
        </text:list-item>
      </text:list>
      <text:p text:style-name="P9"><text:span text:style-name="T2"/></text:p>
      <text:p text:style-name="P9"><text:span text:style-name="T2"><text:tab/><text:tab/></text:span><text:span text:style-name="T3">Some Useful Number Methods</text:span></text:p>
      <text:list xml:id="list2631687027" text:style-name="L4">
        <text:list-item>
          <text:p text:style-name="P10"><text:span text:style-name="T2">Checking even and odd:</text:span></text:p>
          <text:list>
            <text:list-item>
              <text:p text:style-name="P10"><text:span text:style-name="T2">#even? | #odd?</text:span></text:p>
            </text:list-item>
          </text:list>
        </text:list-item>
      </text:list>
      <text:p text:style-name="P11"><text:span text:style-name="T2"><text:tab/></text:span></text:p>
      <text:p text:style-name="P11"><text:span text:style-name="T2"><text:tab/></text:span><text:span text:style-name="T3">Strings</text:span></text:p>
      <text:list xml:id="list2948257723" text:style-name="L5">
        <text:list-item>
          <text:p text:style-name="P12"><text:span text:style-name="T2">Strings can be formed with either single quotation ( ' ' ) or double quotation marks ( " " ). These are known as </text:span>string literals<text:span text:style-name="T2">.</text:span></text:p>
        </text:list-item>
        <text:list-item>
          <text:p text:style-name="P12"><text:span text:style-name="T2">String interpolation and escape characters will only work within double quotes ( " " ).</text:span></text:p>
        </text:list-item>
      </text:list>
      <text:p text:style-name="P11"><text:span text:style-name="T2"/></text:p>
      <text:p text:style-name="P11"><text:span text:style-name="T2"><text:tab/><text:tab/></text:span><text:span text:style-name="T3">Concatenation</text:span></text:p>
      <text:list xml:id="list2124815278" text:style-name="L6">
        <text:list-item>
          <text:p text:style-name="P13"><text:span text:style-name="T2">There are multiple ways to concatenate strings:</text:span></text:p>
          <text:list>
            <text:list-item>
              <text:p text:style-name="P13"><text:span text:style-name="T2">The plus operator: "Hello" + "World"</text:span></text:p>
            </text:list-item>
            <text:list-item>
              <text:p text:style-name="P13"><text:span text:style-name="T2">The shovel operator: "Hello" &lt;&lt; "World"</text:span></text:p>
            </text:list-item>
            <text:list-item>
              <text:p text:style-name="P13"><text:span text:style-name="T2">The concat method: "Hello ".concat("World")</text:span></text:p>
            </text:list-item>
          </text:list>
        </text:list-item>
      </text:list>
      <text:p text:style-name="P14"><text:span text:style-name="T2"><text:tab/><text:tab/></text:span><text:span text:style-name="T3">Substrings</text:span></text:p>
      <text:list xml:id="list1446286786" text:style-name="L7">
        <text:list-item>
          <text:p text:style-name="P15"><text:span text:style-name="T2">Accessing strings can be done like this:</text:span></text:p>
          <text:list>
            <text:list-item>
              <text:p text:style-name="P15"><text:span text:style-name="T2">"Hello"[0] | "Hello"[0..1] | "Hello"[0, 4] | "Hello"[-1]</text:span></text:p>
            </text:list-item>
          </text:list>
        </text:list-item>
      </text:list>
      <text:p text:style-name="P14"><text:span text:style-name="T2"><text:tab/><text:tab/></text:span><text:span text:style-name="T3">Escape Characters</text:span></text:p>
      <text:list xml:id="list4025158495" text:style-name="L8">
        <text:list-item>
          <text:p text:style-name="P16"><text:span text:style-name="T2">Escape characters allow you to type in representations of whitespace characters and to include quotation marks within strings. Escape characters only work within double quotation marks.</text:span></text:p>
          <text:list>
            <text:list-item>
              <text:p text:style-name="P16"><text:span text:style-name="T2">&lt; \\ &gt; : Escapes backslash</text:span></text:p>
            </text:list-item>
            <text:list-item>
              <text:p text:style-name="P16"><text:span text:style-name="T2">&lt; \b &gt; : Backspace</text:span></text:p>
            </text:list-item>
            <text:list-item>
              <text:p text:style-name="P16"><text:span text:style-name="T2">&lt; \r &gt; : Carriage return, typewriters?</text:span></text:p>
            </text:list-item>
            <text:list-item>
              <text:p text:style-name="P16"><text:span text:style-name="T2">&lt; \n &gt; : Newline.</text:span></text:p>
            </text:list-item>
            <text:list-item>
              <text:p text:style-name="P16"><text:span text:style-name="T2">&lt; \s &gt; : Space</text:span></text:p>
            </text:list-item>
            <text:list-item>
              <text:p text:style-name="P16"><text:span text:style-name="T2">&lt; \t &gt; : Tab</text:span></text:p>
            </text:list-item>
            <text:list-item>
              <text:p text:style-name="P16"><text:span text:style-name="T2">&lt; \" &gt; : Double quotation mark</text:span></text:p>
            </text:list-item>
            <text:list-item>
              <text:p text:style-name="P16"><text:soft-page-break/><text:span text:style-name="T2">&lt; \' &gt; : Single quotation mark</text:span></text:p>
            </text:list-item>
          </text:list>
        </text:list-item>
      </text:list>
      <text:p text:style-name="P17"><text:span text:style-name="T2"><text:tab/></text:span></text:p>
      <text:p text:style-name="P17"><text:span text:style-name="T2"><text:tab/><text:tab/></text:span><text:span text:style-name="T3">Interpolation</text:span></text:p>
      <text:list xml:id="list1726675915" text:style-name="L9">
        <text:list-item>
          <text:p text:style-name="P18"><text:span text:style-name="T2">String interpolation allows you to evaluate a string that contains placeholder variables. You must use string interpolation.</text:span></text:p>
          <text:list>
            <text:list-item>
              <text:p text:style-name="P18"><text:span text:style-name="T2">ex. </text:span>name = "Odin"</text:p>
              <text:list>
                <text:list-header>
                  <text:p text:style-name="P18">puts "Hello, #{name}" =&gt; Hello, Odin</text:p>
                </text:list-header>
              </text:list>
            </text:list-item>
          </text:list>
        </text:list-item>
      </text:list>
      <text:p text:style-name="P19"><text:tab/><text:tab/><text:span text:style-name="T1">Common String Methods</text:span></text:p>
      <text:list xml:id="list2229469913" text:style-name="L10">
        <text:list-item>
          <text:p text:style-name="P20">#capitalize</text:p>
        </text:list-item>
        <text:list-item>
          <text:p text:style-name="P20">#include</text:p>
        </text:list-item>
        <text:list-item>
          <text:p text:style-name="P20">#upcase</text:p>
        </text:list-item>
        <text:list-item>
          <text:p text:style-name="P20">#downcase</text:p>
        </text:list-item>
        <text:list-item>
          <text:p text:style-name="P20">#empty</text:p>
        </text:list-item>
        <text:list-item>
          <text:p text:style-name="P20">#length</text:p>
        </text:list-item>
        <text:list-item>
          <text:p text:style-name="P20">#reverse</text:p>
        </text:list-item>
        <text:list-item>
          <text:p text:style-name="P20">#split</text:p>
        </text:list-item>
        <text:list-item>
          <text:p text:style-name="P20">#strip</text:p>
        </text:list-item>
        <text:list-item>
          <text:p text:style-name="P20">#sub</text:p>
        </text:list-item>
        <text:list-item>
          <text:p text:style-name="P20">#gsub</text:p>
        </text:list-item>
        <text:list-item>
          <text:p text:style-name="P20">#insert</text:p>
        </text:list-item>
        <text:list-item>
          <text:p text:style-name="P20">#delete</text:p>
        </text:list-item>
        <text:list-item>
          <text:p text:style-name="P20">#prepend</text:p>
        </text:list-item>
        <text:list-item>
          <text:p text:style-name="P21"><text:span text:style-name="T6">List of Ruby string methods: </text:span><text:a xlink:type="simple" xlink:href="https://ruby-doc.org/core-2.7.1/String.html" text:style-name="Internet_20_link" text:visited-style-name="Visited_20_Internet_20_Link"><text:span text:style-name="T6">Ruby Docs</text:span></text:a></text:p>
        </text:list-item>
      </text:list>
      <text:p text:style-name="P22"><text:span text:style-name="T6"/></text:p>
      <text:p text:style-name="P23"><text:span text:style-name="T5"><text:tab/><text:tab/></text:span><text:span text:style-name="T7">Converting other objects to strings</text:span></text:p>
      <text:list xml:id="list2223293355" text:style-name="L11">
        <text:list-item>
          <text:p text:style-name="P24"><text:span text:style-name="T8">Using the </text:span><text:span text:style-name="T9">to_s</text:span><text:span text:style-name="T8"> method, you can convert anything to a string.</text:span></text:p>
          <text:list>
            <text:list-item>
              <text:p text:style-name="P25"><text:span text:style-name="T10">5.to_s | nil.to_s | :symbol.to_s</text:span></text:p>
            </text:list-item>
          </text:list>
        </text:list-item>
      </text:list>
      <text:p text:style-name="P26"><text:span text:style-name="T10"/></text:p>
      <text:p text:style-name="P26"><text:span text:style-name="T10"><text:tab/></text:span><text:span text:style-name="T7">Symbols</text:span></text:p>
      <text:list xml:id="list1584843631" text:style-name="L12">
        <text:list-item>
          <text:p text:style-name="P27"><text:span text:style-name="T8">Strings can be changed, so every time a string is used, it is stored in memory even if an existing string with the same value exists.</text:span></text:p>
        </text:list-item>
        <text:list-item>
          <text:p text:style-name="P27"><text:span text:style-name="T8">Symbols are stored in memory only once, making them faster in certain situations.</text:span></text:p>
          <text:list>
            <text:list-item>
              <text:p text:style-name="P27"><text:span text:style-name="T8">A common usage of symbols are keys in hashes.</text:span></text:p>
            </text:list-item>
          </text:list>
        </text:list-item>
      </text:list>
      <text:p text:style-name="P26"><text:span text:style-name="T8"/></text:p>
      <text:p text:style-name="P26"><text:span text:style-name="T8"><text:tab/><text:tab/></text:span><text:span text:style-name="T7">Creating a Symbol</text:span></text:p>
      <text:list xml:id="list2436526129" text:style-name="L13">
        <text:list-item>
          <text:p text:style-name="P28"><text:span text:style-name="T8">To create a symbol, put a colon at the beginning of some text.</text:span></text:p>
          <text:list>
            <text:list-item>
              <text:p text:style-name="P28"><text:span text:style-name="T10">:my_symbol</text:span></text:p>
            </text:list-item>
          </text:list>
        </text:list-item>
      </text:list>
      <text:p text:style-name="P26"><text:span text:style-name="T7"><text:tab/><text:tab/>Symbols vs. Strings</text:span></text:p>
      <text:list xml:id="list2145097674" text:style-name="L14">
        <text:list-item>
          <text:p text:style-name="P29"><text:span text:style-name="T10">#object_id method returns an integer identifer for an object.</text:span></text:p>
          <text:list>
            <text:list-item>
              <text:p text:style-name="P29"><text:span text:style-name="T10">"string".object_id == "string".object_id =&gt; false</text:span></text:p>
              <text:list>
                <text:list-item>
                  <text:p text:style-name="P29"><text:span text:style-name="T10">It is false because the "string" is stored separately which causes each of them to have an unique integer id, therefore they are not equal.</text:span></text:p>
                </text:list-item>
              </text:list>
            </text:list-item>
          </text:list>
        </text:list-item>
      </text:list>
      <text:p text:style-name="P30"><text:span text:style-name="T10"><text:tab/></text:span></text:p>
      <text:p text:style-name="P30"><text:span text:style-name="T10"><text:tab/></text:span><text:span text:style-name="T11">Booleans</text:span></text:p>
      <text:p text:style-name="P30"><text:span text:style-name="T10"/></text:p>
      <text:p text:style-name="P30"><text:span text:style-name="T10"><text:tab/><text:tab/></text:span><text:span text:style-name="T11">True and False</text:span></text:p>
      <text:list xml:id="list1372874008" text:style-name="L16">
        <text:list-item>
          <text:p text:style-name="P31"><text:span text:style-name="T10">The boolean values </text:span><text:span text:style-name="T9">true</text:span><text:span text:style-name="T10"> and </text:span><text:span text:style-name="T9">false</text:span><text:span text:style-name="T10"> represents true and false.</text:span></text:p>
        </text:list-item>
      </text:list>
      <text:p text:style-name="P32"><text:span text:style-name="T11"><text:tab/><text:tab/></text:span></text:p>
      <text:p text:style-name="P32"><text:span text:style-name="T11"/></text:p>
      <text:p text:style-name="P32"><text:soft-page-break/><text:span text:style-name="T12"><text:tab/><text:tab/></text:span><text:span text:style-name="T11">Nil</text:span></text:p>
      <text:list xml:id="list237691484" text:style-name="L17">
        <text:list-item>
          <text:p text:style-name="P33"><text:span text:style-name="T10">In Ruby, </text:span><text:span text:style-name="T9">nil</text:span><text:span text:style-name="T10"> represents 'nothing'. Everything in Ruby has a return value, if code does not have anythign to return, it returns </text:span><text:span text:style-name="T9">nil</text:span><text:span text:style-name="T10">.</text:span></text:p>
        </text:list-item>
      </text:list>
      <text:p text:style-name="P26"><text:span text:style-name="T7"/></text:p>
      <text:p text:style-name="P22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8:08:31.941425360</meta:creation-date>
    <dc:date>2021-10-05T20:48:13.787275845</dc:date>
    <meta:editing-duration>PT41M12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3" meta:paragraph-count="82" meta:word-count="589" meta:character-count="3160" meta:non-whitespace-character-count="2673"/>
  </office:meta>
</office:document-meta>
</file>